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2.0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6.6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45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08cm" style:use-optimal-column-width="false"/>
    </style:style>
    <style:style style:name="co2" style:family="table-column">
      <style:table-column-properties style:column-width="2.086cm" style:use-optimal-column-width="false"/>
    </style:style>
    <style:style style:name="co3" style:family="table-column">
      <style:table-column-properties style:column-width="2.12cm" style:use-optimal-column-width="false"/>
    </style:style>
    <style:style style:name="co4" style:family="table-column">
      <style:table-column-properties style:column-width="2.795cm" style:use-optimal-column-width="false"/>
    </style:style>
    <style:style style:name="co5" style:family="table-column">
      <style:table-column-properties style:column-width="2.814cm" style:use-optimal-column-width="false"/>
    </style:style>
    <style:style style:name="co6" style:family="table-column">
      <style:table-column-properties style:column-width="2.164cm" style:use-optimal-column-width="false"/>
    </style:style>
    <style:style style:name="co7" style:family="table-column">
      <style:table-column-properties style:column-width="2.149cm" style:use-optimal-column-width="false"/>
    </style:style>
    <style:style style:name="co8" style:family="table-column">
      <style:table-column-properties style:column-width="2.166cm" style:use-optimal-column-width="false"/>
    </style:style>
    <style:style style:name="co9" style:family="table-column">
      <style:table-column-properties style:column-width="2.913cm" style:use-optimal-column-width="false"/>
    </style:style>
    <style:style style:name="co10" style:family="table-column">
      <style:table-column-properties style:column-width="2.113cm" style:use-optimal-column-width="false"/>
    </style:style>
    <style:style style:name="co11" style:family="table-column">
      <style:table-column-properties style:column-width="2.84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46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781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2.616cm" svg:height="3.887cm" svg:x="14.816cm" svg:y="4.9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row table:style-name="ro1" table:default-cell-style-name="gray3">
              <table:table-cell/>
              <table:table-cell table:number-columns-spanned="2">
                <text:p>ETH</text:p>
              </table:table-cell>
              <table:covered-table-cell/>
              <table:table-cell table:number-columns-spanned="2">
                <text:p>IP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>smac</text:p>
              </table:table-cell>
              <table:table-cell>
                <text:p>dmac</text:p>
              </table:table-cell>
              <table:table-cell>
                <text:p>sip</text:p>
              </table:table-cell>
              <table:table-cell>
                <text:p>dip</text:p>
              </table:table-cell>
            </table:table-row>
            <table:table-row table:style-name="ro1" table:default-cell-style-name="gray1">
              <table:table-cell>
                <text:p>request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reply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159cm" svg:height="3.887cm" svg:x="10.414cm" svg:y="11.55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gray3">
              <table:table-cell/>
              <table:table-cell table:number-columns-spanned="2">
                <text:p>ETH</text:p>
              </table:table-cell>
              <table:covered-table-cell/>
              <table:table-cell table:number-columns-spanned="4">
                <text:p>ARP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gray2">
              <table:table-cell/>
              <table:table-cell>
                <text:p>smac</text:p>
              </table:table-cell>
              <table:table-cell>
                <text:p>dmac</text:p>
              </table:table-cell>
              <table:table-cell>
                <text:p>smac</text:p>
              </table:table-cell>
              <table:table-cell>
                <text:p>sip</text:p>
              </table:table-cell>
              <table:table-cell>
                <text:p>tmac</text:p>
              </table:table-cell>
              <table:table-cell>
                <text:p>tip</text:p>
              </table:table-cell>
            </table:table-row>
            <table:table-row table:style-name="ro3" table:default-cell-style-name="gray1">
              <table:table-cell>
                <text:p>request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>reply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12.544cm" svg:height="0.762cm" svg:x="14.888cm" svg:y="4.064cm">
          <text:p text:style-name="P1">ICM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17cm" svg:height="0.762cm" svg:x="10.414cm" svg:y="10.668cm">
          <text:p text:style-name="P1">AR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2.54cm" svg:x="4.572cm" svg:y="2.54cm">
          <text:p text:style-name="P1">gateway</text:p>
          <text:p text:style-name="P1">&lt;mac&gt;</text:p>
          <text:p text:style-name="P1">&lt;ip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88cm" svg:height="2.54cm" svg:x="1.27cm" svg:y="6.858cm">
          <text:p text:style-name="P1">your</text:p>
          <text:p text:style-name="P2">&lt;mac&gt;</text:p>
          <text:p text:style-name="P2">&lt;ip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88cm" svg:height="2.54cm" svg:x="7.366cm" svg:y="6.858cm">
          <text:p text:style-name="P1">my</text:p>
          <text:p text:style-name="P2">&lt;mac&gt;</text:p>
          <text:p text:style-name="P2">&lt;ip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04:51:22.197349147</meta:creation-date>
    <dc:date>2020-04-02T05:17:42.439017775</dc:date>
    <meta:editing-duration>PT26M17S</meta:editing-duration>
    <meta:editing-cycles>10</meta:editing-cycles>
    <meta:generator>LibreOffice/6.4.1.2$Linux_X86_64 LibreOffice_project/40$Build-2</meta:generator>
    <meta:document-statistic meta:object-count="30"/>
  </office:meta>
</office:document-meta>
</file>